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nientCopyToolTest.shouldShallowCopyBasicFinal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ientCopyToolTest.shouldBeAbleToCopyFromRealObjectToReal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enientCopyToolTest.shouldShallowCopyTransientPrivate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enientCopyToolTest.shouldShallowCopyLinkedListInto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nientCopyToolTest.shouldCopyValuesOfInherit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enientCopyToolTest.shouldShallowCopyFieldValuesInto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enientCopyToolTest.shouldContinueEvenIfThereAreProblemsCopyingSingleFiel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omeObject.SomeObject( int final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